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echo "Sorting" </text:span></text:p>
      <text:p text:style-name="P1"><text:span text:style-name="T1">echo "enter the limit" </text:span></text:p>
      <text:p text:style-name="P1"><text:span text:style-name="T1">read n </text:span></text:p>
      <text:p text:style-name="P1"><text:span text:style-name="T1">echo "Enter the elements" </text:span></text:p>
      <text:p text:style-name="P1"><text:span text:style-name="T1">for((i=0;i&lt;n;i++)) </text:span></text:p>
      <text:p text:style-name="P1"><text:span text:style-name="T1">do </text:span></text:p>
      <text:p text:style-name="P1"><text:span text:style-name="T1">read arr[i] </text:span></text:p>
      <text:p text:style-name="P1"><text:span text:style-name="T1">done </text:span></text:p>
      <text:p text:style-name="P1"><text:span text:style-name="T2"/></text:p>
      <text:p text:style-name="P1"><text:span text:style-name="T3">temp=0 </text:span></text:p>
      <text:p text:style-name="P1"><text:span text:style-name="T3">echo "Enter your choice </text:span></text:p>
      <text:p text:style-name="P1"><text:span text:style-name="T3">1.Acsending </text:span></text:p>
      <text:p text:style-name="P1"><text:span text:style-name="T3">2.Descending" </text:span></text:p>
      <text:p text:style-name="P1"><text:span text:style-name="T3">read x </text:span></text:p>
      <text:p text:style-name="P1"><text:span text:style-name="T4"/></text:p>
      <text:p text:style-name="P1"><text:span text:style-name="T5">case $x in </text:span></text:p>
      <text:p text:style-name="P1"><text:span text:style-name="T5">1) </text:span></text:p>
      <text:p text:style-name="P1"><text:span text:style-name="T5">for((i=0;i&lt;n;i++)) </text:span></text:p>
      <text:p text:style-name="P1"><text:span text:style-name="T5">do </text:span></text:p>
      <text:p text:style-name="P1"><text:span text:style-name="T5">for((j=$i;j&lt;n;j++)) </text:span></text:p>
      <text:p text:style-name="P1"><text:span text:style-name="T5">do </text:span></text:p>
      <text:p text:style-name="P1"><text:span text:style-name="T5">if [ $((arr[i])) -gt $((arr[j])) ] </text:span></text:p>
      <text:p text:style-name="P1"><text:span text:style-name="T5">then </text:span></text:p>
      <text:p text:style-name="P1"><text:span text:style-name="T5">temp=$((arr[i])) </text:span></text:p>
      <text:p text:style-name="P1"><text:span text:style-name="T5">arr[i]=$((arr[j])) </text:span></text:p>
      <text:p text:style-name="P1"><text:span text:style-name="T5">arr[j]=$temp </text:span></text:p>
      <text:p text:style-name="P1"><text:span text:style-name="T5">fi </text:span></text:p>
      <text:p text:style-name="P1"><text:span text:style-name="T5">done </text:span></text:p>
      <text:p text:style-name="P1"><text:span text:style-name="T5">done </text:span></text:p>
      <text:p text:style-name="P1"><text:span text:style-name="T5">echo "The sorted array is" </text:span></text:p>
      <text:p text:style-name="P1"><text:span text:style-name="T5">for((i=0;i&lt;n;i++)) </text:span></text:p>
      <text:p text:style-name="P1"><text:span text:style-name="T5">do </text:span></text:p>
      <text:p text:style-name="P1"><text:span text:style-name="T5">echo $((arr[i])) </text:span></text:p>
      <text:p text:style-name="P1"><text:span text:style-name="T5">done </text:span></text:p>
      <text:p text:style-name="P1"><text:span text:style-name="T5">;; </text:span></text:p>
      <text:p text:style-name="P1"><text:span text:style-name="T5">2) </text:span></text:p>
      <text:p text:style-name="P1"><text:span text:style-name="T5">for((i=0;i&lt;n;i++)) </text:span></text:p>
      <text:p text:style-name="P1"><text:span text:style-name="T5">do </text:span></text:p>
      <text:p text:style-name="P1"><text:span text:style-name="T5">for((j=$i;j&lt;n;j++)) </text:span></text:p>
      <text:p text:style-name="P1"><text:span text:style-name="T5">do </text:span></text:p>
      <text:p text:style-name="P1"><text:span text:style-name="T5">if [ $((arr[i])) -lt $((arr[j])) ] </text:span></text:p>
      <text:p text:style-name="P1"><text:span text:style-name="T5">then </text:span></text:p>
      <text:p text:style-name="P1"><text:span text:style-name="T5">temp=$((arr[i])) </text:span></text:p>
      <text:p text:style-name="P1"><text:span text:style-name="T5">arr[i]=$((arr[j])) </text:span></text:p>
      <text:p text:style-name="P1"><text:span text:style-name="T5">arr[j]=$temp </text:span></text:p>
      <text:p text:style-name="P1"><text:span text:style-name="T5">fi </text:span></text:p>
      <text:p text:style-name="P1"><text:span text:style-name="T5">done </text:span></text:p>
      <text:p text:style-name="P1"><text:span text:style-name="T5">done </text:span></text:p>
      <text:p text:style-name="P1"><text:span text:style-name="T5">echo "The sorted array is" </text:span></text:p>
      <text:p text:style-name="P1"><text:span text:style-name="T5">for((i=0;i&lt;n;i++)) </text:span></text:p>
      <text:p text:style-name="P1"><text:span text:style-name="T5">do </text:span></text:p>
      <text:p text:style-name="P1"><text:span text:style-name="T5">echo $((arr[i])) </text:span></text:p>
      <text:p text:style-name="P1"><text:span text:style-name="T5">done </text:span></text:p>
      <text:p text:style-name="P1"><text:span text:style-name="T5">;; </text:span></text:p>
      <text:p text:style-name="P1"><text:span text:style-name="T6"/></text:p>
      <text:p text:style-name="P1"><text:span text:style-name="T7">*) </text:span></text:p>
      <text:p text:style-name="P1"><text:span text:style-name="T7">esac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